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7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33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00cc"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814bc</text:p>
          </table:table-cell>
          <table:table-cell office:value-type="string">
            <text:p>carthage founded</text:p>
          </table:table-cell>
          <table:table-cell office:value-type="string">
            <text:p>2<text:span text:style-name="T1">nd</text:span> city around 600bc</text:p>
          </table:table-cell>
        </table:table-row>
        <table:table-row table:style-name="ro1">
          <table:table-cell office:value-type="string">
            <text:p>770bc</text:p>
          </table:table-cell>
          <table:table-cell office:value-type="string">
            <text:p>eastern zhou collaps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ce1"/>
        <table:table-column table:style-name="co3" table:number-columns-repeated="20" table:default-cell-style-name="ce1"/>
        <table:table-column table:style-name="co1" table:number-columns-repeated="1003" table:default-cell-style-name="ce1"/>
        <table:table-row table:style-name="ro1">
          <table:table-cell/>
          <table:table-cell office:value-type="string">
            <text:p>800BC</text:p>
          </table:table-cell>
          <table:table-cell office:value-type="string">
            <text:p>750BC</text:p>
          </table:table-cell>
          <table:table-cell office:value-type="string">
            <text:p>700BC</text:p>
          </table:table-cell>
          <table:table-cell office:value-type="string">
            <text:p>650BC</text:p>
          </table:table-cell>
          <table:table-cell office:value-type="string">
            <text:p>600BC</text:p>
          </table:table-cell>
          <table:table-cell office:value-type="string">
            <text:p>550BC</text:p>
          </table:table-cell>
          <table:table-cell office:value-type="string">
            <text:p>500BC</text:p>
          </table:table-cell>
          <table:table-cell office:value-type="string">
            <text:p>450BC</text:p>
          </table:table-cell>
          <table:table-cell office:value-type="string">
            <text:p>400BC</text:p>
          </table:table-cell>
          <table:table-cell office:value-type="string">
            <text:p>350BC</text:p>
          </table:table-cell>
          <table:table-cell office:value-type="string">
            <text:p>300BC</text:p>
          </table:table-cell>
          <table:table-cell office:value-type="string">
            <text:p>250BC</text:p>
          </table:table-cell>
          <table:table-cell office:value-type="string">
            <text:p>200BC</text:p>
          </table:table-cell>
          <table:table-cell office:value-type="string">
            <text:p>150BC</text:p>
          </table:table-cell>
          <table:table-cell office:value-type="string">
            <text:p>100BC</text:p>
          </table:table-cell>
          <table:table-cell office:value-type="string">
            <text:p>50BC</text:p>
          </table:table-cell>
          <table:table-cell office:value-type="float" office:value="0">
            <text:p>0</text:p>
          </table:table-cell>
          <table:table-cell office:value-type="string">
            <text:p>50AD</text:p>
          </table:table-cell>
          <table:table-cell office:value-type="string">
            <text:p>100AD</text:p>
          </table:table-cell>
          <table:table-cell office:value-type="string">
            <text:p>150AD</text:p>
          </table:table-cell>
          <table:table-cell table:number-columns-repeated="1003"/>
        </table:table-row>
        <table:table-row table:style-name="ro1">
          <table:table-cell office:value-type="string">
            <text:p>Assyri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>
            <text:p>Carthage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office:value-type="string">
            <text:p>Kush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>
            <text:p>Qin</text:p>
          </table:table-cell>
          <table:table-cell table:style-name="ce5" table:number-columns-repeated="13"/>
          <table:table-cell table:number-columns-repeated="1010"/>
        </table:table-row>
        <table:table-row table:style-name="ro1">
          <table:table-cell office:value-type="string">
            <text:p>Han</text:p>
          </table:table-cell>
          <table:table-cell table:number-columns-repeated="13"/>
          <table:table-cell table:style-name="ce10" table:number-columns-repeated="7"/>
          <table:table-cell table:number-columns-repeated="1003"/>
        </table:table-row>
        <table:table-row table:style-name="ro1">
          <table:table-cell office:value-type="string">
            <text:p>Rome</text:p>
          </table:table-cell>
          <table:table-cell/>
          <table:table-cell table:style-name="ce8" table:number-columns-repeated="19"/>
          <table:table-cell table:number-columns-repeated="1003"/>
        </table:table-row>
        <table:table-row table:style-name="ro1">
          <table:table-cell office:value-type="string">
            <text:p>Greece</text:p>
          </table:table-cell>
          <table:table-cell table:style-name="ce6" table:number-columns-repeated="10"/>
          <table:table-cell table:number-columns-repeated="1013"/>
        </table:table-row>
        <table:table-row table:style-name="ro1">
          <table:table-cell office:value-type="string">
            <text:p>Magadha</text:p>
          </table:table-cell>
          <table:table-cell table:style-name="ce7" table:number-columns-repeated="10"/>
          <table:table-cell table:number-columns-repeated="1013"/>
        </table:table-row>
        <table:table-row table:style-name="ro1">
          <table:table-cell office:value-type="string">
            <text:p>Mauryans</text:p>
          </table:table-cell>
          <table:table-cell table:number-columns-repeated="10"/>
          <table:table-cell table:style-name="ce9" table:number-columns-repeated="4"/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4/24/2019</text:date>, <text:time>19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9:09.16</meta:creation-date>
    <meta:generator>OpenOffice/4.1.3$Win32 OpenOffice.org_project/413m1$Build-9783</meta:generator>
    <dc:date>2019-04-24T19:45:32.18</dc:date>
    <meta:editing-duration>P1DT6M23S</meta:editing-duration>
    <meta:editing-cycles>1</meta:editing-cycles>
    <meta:document-statistic meta:table-count="3" meta:cell-count="34" meta:object-count="0"/>
  </office:meta>
</office:document-meta>
</file>